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2.065cm"/>
    </style:style>
    <style:style style:name="co5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Nom De Service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Config Fil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ns</text:p>
          </table:table-cell>
          <table:table-cell office:value-type="string" table:style-name="ce1">
            <text:p>192 .168.1.100</text:p>
          </table:table-cell>
          <table:table-cell office:value-type="string" table:style-name="ce1">
            <text:p>bind9</text:p>
          </table:table-cell>
          <table:table-cell office:value-type="string" table:style-name="ce1">
            <text:p>//etc//bind/*</text:p>
          </table:table-cell>
          <table:table-cell office:value-type="float" office:value="109" table:style-name="ce1">
            <text:p>10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adBalancer Varnish</text:p>
          </table:table-cell>
          <table:table-cell office:value-type="string" table:style-name="ce1">
            <text:p>192.168.1.104</text:p>
          </table:table-cell>
          <table:table-cell office:value-type="string" table:style-name="ce1">
            <text:p>Haproxy</text:p>
          </table:table-cell>
          <table:table-cell office:value-type="string" table:style-name="ce1">
            <text:p>//etc//haproxy/haproxy.cfg</text:p>
          </table:table-cell>
          <table:table-cell office:value-type="string" table:style-name="ce2">
            <text:p><text:a xlink:href="https://github.com/x7IL/Config-Files-Archi/blob/main/etc/haproxy/haproxy.cfg">https://github.com/x7IL/Config-Files-Archi/blob/main/etc/haproxy/haproxy.cfg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adBalancer</text:p>
          </table:table-cell>
          <table:table-cell office:value-type="string" table:style-name="ce1">
            <text:p>192.168.1.105</text:p>
          </table:table-cell>
          <table:table-cell office:value-type="string" table:style-name="ce1">
            <text:p>haproxy</text:p>
          </table:table-cell>
          <table:table-cell office:value-type="string" table:style-name="ce1">
            <text:p>//etc//haproxy/haproxy.cfg</text:p>
          </table:table-cell>
          <table:table-cell office:value-type="string" table:style-name="ce2">
            <text:p><text:a xlink:href="https://github.com/x7IL/Config-Files-Archi/blob/main/etc/haproxy/haproxy.cfg">https://github.com/x7IL/Config-Files-Archi/blob/main/etc/haproxy/haproxy.cfg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bServ1</text:p>
          </table:table-cell>
          <table:table-cell office:value-type="string" table:style-name="ce1">
            <text:p>192.168.1.110</text:p>
          </table:table-cell>
          <table:table-cell office:value-type="string" table:style-name="ce1">
            <text:p>apache</text:p>
          </table:table-cell>
          <table:table-cell office:value-type="string" table:style-name="ce3">
            <text:p>/etc/apache2/apache2.conf, /etc/php/7.4/apache2/php.ini</text:p>
          </table:table-cell>
          <table:table-cell office:value-type="string" table:style-name="ce2">
            <text:p><text:a xlink:href="https://github.com/x7IL/Config-Files-Archi/blob/main/etc/apache2/apache2.conf">https://github.com/x7IL/Config-Files-Archi/blob/main/etc/apache2/apache2.conf</text:a></text:p>
          </table:table-cell>
          <table:table-cell office:value-type="string" table:style-name="ce2">
            <text:p><text:a xlink:href="https://github.com/x7IL/Config-Files-Archi/blob/main/etc/php/7.4/apache2/php.ini">https://github.com/x7IL/Config-Files-Archi/blob/main/etc/php/7.4/apache2/php.ini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bServ2</text:p>
          </table:table-cell>
          <table:table-cell office:value-type="string" table:style-name="ce1">
            <text:p>192.168.1.111</text:p>
          </table:table-cell>
          <table:table-cell office:value-type="string" table:style-name="ce1">
            <text:p>apache</text:p>
          </table:table-cell>
          <table:table-cell office:value-type="string" table:style-name="ce3">
            <text:p>/etc/apache2/apache2.conf, /etc/php/7.4/apache2/php.ini</text:p>
          </table:table-cell>
          <table:table-cell office:value-type="string" table:style-name="ce2">
            <text:p>https://github.com/x7IL/Config-Files-Archi/blob/main/etc/apache2/apache2.conf</text:p>
          </table:table-cell>
          <table:table-cell office:value-type="string" table:style-name="ce2">
            <text:p><text:a xlink:href="https://github.com/x7IL/Config-Files-Archi/blob/main/etc/php/7.4/apache2/php.ini">https://github.com/x7IL/Config-Files-Archi/blob/main/etc/php/7.4/apache2/php.ini</text:a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che</text:p>
          </table:table-cell>
          <table:table-cell office:value-type="string" table:style-name="ce1">
            <text:p>192.168.1.120</text:p>
          </table:table-cell>
          <table:table-cell office:value-type="string" table:style-name="ce1">
            <text:p>Redis</text:p>
          </table:table-cell>
          <table:table-cell office:value-type="string" table:style-name="ce3">
            <text:p>//etc//redis120/redis.cnf</text:p>
          </table:table-cell>
          <table:table-cell office:value-type="string" table:style-name="ce2">
            <text:p><text:a xlink:href="https://github.com/x7IL/Config-Files-Archi/blob/main/etc/redis/redis.cnf">https://github.com/x7IL/Config-Files-Archi/blob/main/etc/redis/redis.cnf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che2</text:p>
          </table:table-cell>
          <table:table-cell office:value-type="string" table:style-name="ce1">
            <text:p>192.168.1.121</text:p>
          </table:table-cell>
          <table:table-cell office:value-type="string" table:style-name="ce1">
            <text:p>Redis</text:p>
          </table:table-cell>
          <table:table-cell office:value-type="string" table:style-name="ce3">
            <text:p>//etc//redis121/redis.cnf</text:p>
          </table:table-cell>
          <table:table-cell office:value-type="string" table:style-name="ce2">
            <text:p><text:a xlink:href="https://github.com/x7IL/Config-Files-Archi/blob/main/etc/redis/redis.cnf">https://github.com/x7IL/Config-Files-Archi/blob/main/etc/redis/redis.cnf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twork FS</text:p>
          </table:table-cell>
          <table:table-cell office:value-type="string" table:style-name="ce1">
            <text:p>192.168.1.130</text:p>
          </table:table-cell>
          <table:table-cell office:value-type="string" table:style-name="ce1">
            <text:p>samba</text:p>
          </table:table-cell>
          <table:table-cell office:value-type="string" table:style-name="ce3">
            <text:p>/etc/samba/smb.conf</text:p>
          </table:table-cell>
          <table:table-cell office:value-type="string" table:style-name="ce2">
            <text:p><text:a xlink:href="https://github.com/x7IL/Config-Files-Archi/blob/main/etc/samba/smb.conf">https://github.com/x7IL/Config-Files-Archi/blob/main/etc/samba/smb.conf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B Relation.</text:p>
          </table:table-cell>
          <table:table-cell office:value-type="string" table:style-name="ce1">
            <text:p>192.168.1.135</text:p>
          </table:table-cell>
          <table:table-cell office:value-type="string" table:style-name="ce1">
            <text:p>MariaDB</text:p>
          </table:table-cell>
          <table:table-cell office:value-type="string" table:style-name="ce1">
            <text:p>//etc//mysql//mariadb.conf.d/50-server.cnf</text:p>
          </table:table-cell>
          <table:table-cell office:value-type="string" table:style-name="ce2">
            <text:p><text:a xlink:href="https://github.com/x7IL/Config-Files-Archi/blob/main/etc/mysql/50-client.cnf">https://github.com/x7IL/Config-Files-Archi/blob/main/etc/mysql/50-client.cnf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B Relation. 2</text:p>
          </table:table-cell>
          <table:table-cell office:value-type="string" table:style-name="ce1">
            <text:p>192.168.1.136</text:p>
          </table:table-cell>
          <table:table-cell office:value-type="string" table:style-name="ce1">
            <text:p>MariaDB</text:p>
          </table:table-cell>
          <table:table-cell office:value-type="string" table:style-name="ce1">
            <text:p>//etc//mysql//mariadb.conf.d/50-server.cnf</text:p>
          </table:table-cell>
          <table:table-cell office:value-type="string" table:style-name="ce2">
            <text:p><text:a xlink:href="https://github.com/x7IL/Config-Files-Archi/blob/main/etc/mysql/50-client.cnf">https://github.com/x7IL/Config-Files-Archi/blob/main/etc/mysql/50-client.cnf</text:a>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b Non Relationnelle</text:p>
          </table:table-cell>
          <table:table-cell office:value-type="string" table:style-name="ce1">
            <text:p>192.168.1.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1">
            <text:p>//etc//resolv.conf</text:p>
          </table:table-cell>
          <table:table-cell office:value-type="string" table:style-name="ce2">
            <text:p><text:a xlink:href="https://github.com/x7IL/Config-Files-Archi/blob/main/etc/resolv.conf">https://github.com/x7IL/Config-Files-Archi/blob/main/etc/resolv.conf</text:a>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v Proxy</text:p>
          </table:table-cell>
          <table:table-cell office:value-type="string" table:style-name="ce1">
            <text:p>192.168.1.253</text:p>
          </table:table-cell>
          <table:table-cell office:value-type="string" table:style-name="ce1">
            <text:p>Nginx</text:p>
          </table:table-cell>
          <table:table-cell office:value-type="string" table:style-name="ce1">
            <text:p>//etc//nginx//sites-enabled/clement-g_cours.conf</text:p>
          </table:table-cell>
          <table:table-cell office:value-type="string" table:style-name="ce1">
            <text:p>n/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thub Rep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https://github.com/x7IL/Config-Files-Archi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nish</text:p>
          </table:table-cell>
          <table:table-cell office:value-type="string" table:style-name="ce1">
            <text:p>192.168.1.102</text:p>
          </table:table-cell>
          <table:table-cell office:value-type="string" table:style-name="ce1">
            <text:p>varnish</text:p>
          </table:table-cell>
          <table:table-cell office:value-type="string" table:style-name="ce1">
            <text:p>/etc/systemd/system/varnish.service.d/override.conf. (systemctl edit varnish)</text:p>
          </table:table-cell>
          <table:table-cell office:value-type="string" table:style-name="ce2">
            <text:p><text:a xlink:href="https://github.com/x7IL/Config-Files-Archi/blob/main/etc/systemd/system/varnish.service.d/override.conf">https://github.com/x7IL/Config-Files-Archi/blob/main/etc/systemd/system/varnish.service.d/override.conf</text:a>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4">
            <text:p>/etc/resolv.conf</text:p>
          </table:table-cell>
          <table:table-cell office:value-type="string" table:style-name="ce2">
            <text:p><text:a xlink:href="https://github.com/x7IL/Config-Files-Archi/blob/main/etc/resolv.conf">https://github.com/x7IL/Config-Files-Archi/blob/main/etc/resolv.conf</text:a>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4">
            <text:p>/etc/varnish/default.vcl </text:p>
          </table:table-cell>
          <table:table-cell office:value-type="string" table:style-name="ce2">
            <text:p><text:a xlink:href="https://github.com/x7IL/Config-Files-Archi/blob/main/etc/varnish/default.vcl">https://github.com/x7IL/Config-Files-Archi/blob/main/etc/varnish/default.vcl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rnish</text:p>
          </table:table-cell>
          <table:table-cell office:value-type="string" table:style-name="ce1">
            <text:p>192.168.1.103</text:p>
          </table:table-cell>
          <table:table-cell office:value-type="string" table:style-name="ce1">
            <text:p>varnish</text:p>
          </table:table-cell>
          <table:table-cell office:value-type="string" table:style-name="ce1">
            <text:p>/etc/systemd/system/varnish.service.d/override.conf. (systemctl edit varnish)</text:p>
          </table:table-cell>
          <table:table-cell office:value-type="string" table:style-name="ce2">
            <text:p><text:a xlink:href="https://github.com/x7IL/Config-Files-Archi/blob/main/etc/systemd/system/varnish.service.d/override.conf">https://github.com/x7IL/Config-Files-Archi/blob/main/etc/systemd/system/varnish.service.d/override.conf</text:a>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4">
            <text:p>/etc/resolv.conf</text:p>
          </table:table-cell>
          <table:table-cell office:value-type="string" table:style-name="ce2">
            <text:p><text:a xlink:href="https://github.com/x7IL/Config-Files-Archi/blob/main/etc/resolv.conf">https://github.com/x7IL/Config-Files-Archi/blob/main/etc/resolv.conf</text:a>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4">
            <text:p>/etc/varnish/default.vcl </text:p>
          </table:table-cell>
          <table:table-cell office:value-type="string" table:style-name="ce2">
            <text:p><text:a xlink:href="https://github.com/x7IL/Config-Files-Archi/blob/main/etc/varnish/default.vcl">https://github.com/x7IL/Config-Files-Archi/blob/main/etc/varnish/default.vcl</text:a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il backend</text:p>
          </table:table-cell>
          <table:table-cell office:value-type="string" table:style-name="ce1">
            <text:p>192.168.1.115</text:p>
          </table:table-cell>
          <table:table-cell office:value-type="string" table:style-name="ce1">
            <text:p>Modobo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 frontend</text:p>
          </table:table-cell>
          <table:table-cell office:value-type="string" table:style-name="ce1">
            <text:p>192.168.1.114</text:p>
          </table:table-cell>
          <table:table-cell office:value-type="string" table:style-name="ce1">
            <text:p>roundcube</text:p>
          </table:table-cell>
          <table:table-cell office:value-type="string" table:style-name="ce1">
            <text:p>/var/www/roundcube/config/config.inc.php</text:p>
          </table:table-cell>
          <table:table-cell office:value-type="string" table:style-name="ce2">
            <text:p><text:a xlink:href="https://github.com/x7IL/Config-Files-Archi/blob/main/var/www/roundcube/config/config.inc.php">https://github.com/x7IL/Config-Files-Archi/blob/main/var/www/roundcube/config/config.inc.php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EM</text:p>
          </table:table-cell>
          <table:table-cell table:style-name="ce1"/>
          <table:table-cell office:value-type="string" table:style-name="ce1">
            <text:p>elasticsearch</text:p>
          </table:table-cell>
          <table:table-cell office:value-type="string" table:style-name="ce1">
            <text:p>/etc/elasticsearch/elasticsearch.yml</text:p>
          </table:table-cell>
          <table:table-cell office:value-type="string" table:style-name="ce1">
            <text:p>https://github.com/x7IL/Config-Files-Archi/blob/main/etc/elasticsearch/elasticsearch.yml</text:p>
          </table:table-cell>
          <table:table-cell table:number-columns-repeated="1637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XU William</dc:creator>
    <meta:creation-date>2023-09-28T13:33:23Z</meta:creation-date>
    <dc:date>2023-10-26T06:55:33Z</dc:date>
    <meta:editing-cycles>7</meta:editing-cycles>
    <meta:editing-duration>PT8312S</meta:editing-duration>
  </office:meta>
</office:document-meta>
</file>